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Scénario du JeuEnquêteLSF :</text:p>
      <text:p text:style-name="Normal">Scénario général :</text:p>
      <text:p text:style-name="Normal">Tu te réveilles dans une sorte de cave, tu ne sais pas où tu n’es ni qui tu es. Le but de l’aventure sera de découvrir ou tu te trouve et qui tu es. Suspens…</text:p>
      <text:p text:style-name="Normal">Salle 1 :</text:p>
      <text:p text:style-name="Normal">Feuille avec transcription de l’alphabet en langue des signes.</text:p>
      <text:p text:style-name="Normal">Personnage au sol qui nous fait :<text:s/>Signe eau, puis signe soif, puis épellation avec e-a-u et direction, ce qui permet le début de compréhension.</text:p>
      <text:p text:style-name="Normal">Aller lui chercher de l’eau pour le réveiller et ensuite explication pour la LSF.</text:p>
      <text:p text:style-name="Normal">Personnage interprète pour le début, personnage inamovible qui ne peut pas quitter la première salle.</text:p>
      <text:p text:style-name="Normal">Accès truc qui permet d’accéder aux vidéos réexpliquant un signe (permet de réavoir accès à certains signes).</text:p>
      <text:p text:style-name="Normal"/>
      <text:p text:style-name="Normal">Salle 2 :</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uillaume FAURE</meta:initial-creator>
    <dc:creator>Guillaume FAURE</dc:creator>
    <meta:creation-date>2020-10-14T12:45:00Z</meta:creation-date>
    <dc:date>2020-10-14T13:21:00Z</dc:date>
    <meta:template xlink:href="Normal" xlink:type="simple"/>
    <meta:editing-cycles>2</meta:editing-cycles>
    <meta:editing-duration>PT1980S</meta:editing-duration>
    <meta:document-statistic meta:page-count="1" meta:paragraph-count="1" meta:word-count="112" meta:character-count="728" meta:row-count="5" meta:non-whitespace-character-count="617"/>
  </office:meta>
</office:document-meta>
</file>